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_estimators</text:p>
          </table:table-cell>
          <table:table-cell office:value-type="string">
            <text:p>learning_rate</text:p>
          </table:table-cell>
          <table:table-cell office:value-type="string">
            <text:p>success</text:p>
          </table:table-cell>
          <table:table-cell table:number-columns-repeated="3"/>
          <table:table-cell office:value-type="string">
            <text:p>max depth=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62.5">
            <text:p>62,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62.5">
            <text:p>62,5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61.25">
            <text:p>61,25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60.8333333333">
            <text:p>60,8333333333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60.4166666667">
            <text:p>60,4166666667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59.5833333333">
            <text:p>59,5833333333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59.1666666667">
            <text:p>59,1666666667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58.75">
            <text:p>58,75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58.3333333333">
            <text:p>58,3333333333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57.9166666667">
            <text:p>57,9166666667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57.0833333333">
            <text:p>57,083333333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56.6666666667">
            <text:p>56,6666666667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55.8333333333">
            <text:p>55,833333333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55.4166666667">
            <text:p>55,416666666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54.5833333333">
            <text:p>54,5833333333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54.1666666667">
            <text:p>54,1666666667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53.3333333333">
            <text:p>53,3333333333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52.0833333333">
            <text:p>52,0833333333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51.6666666667">
            <text:p>51,6666666667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51.6666666667">
            <text:p>51,6666666667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51.6666666667">
            <text:p>51,6666666667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51.6666666667">
            <text:p>51,6666666667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51.25">
            <text:p>51,25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51.25">
            <text:p>51,25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51.25">
            <text:p>51,25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51.25">
            <text:p>51,25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51.25">
            <text:p>51,25</text:p>
          </table:table-cell>
          <table:table-cell table:number-columns-repeated="4"/>
        </table:table-row>
      </table:table>
      <table:database-ranges>
        <table:database-range table:name="__Anonymous_Sheet_DB__0" table:target-range-address="Tabelle1.A2:Tabelle1.D2674" table:contains-header="false">
          <table:sort>
            <table:sort-by table:field-number="3" table:order="descending" table:data-type="automatic"/>
          </table:sort>
        </table:database-range>
        <table:database-range table:target-range-address="Tabelle1.A2:Tabelle1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3:09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5:41:02.506000000</meta:creation-date>
    <dc:date>2014-02-08T13:09:40</dc:date>
    <meta:editing-duration>P0D</meta:editing-duration>
    <meta:editing-cycles>1</meta:editing-cycles>
    <meta:generator>OpenOffice/4.0.1$Unix OpenOffice.org_project/401m5$Build-9714</meta:generator>
    <dc:creator>Matthias Volland</dc:creator>
    <meta:document-statistic meta:table-count="1" meta:cell-count="1489" meta:object-count="0"/>
  </office:meta>
</office:document-meta>
</file>